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194a4" officeooo:paragraph-rsid="001194a4"/>
    </style:style>
    <style:style style:name="P2" style:family="paragraph" style:parent-style-name="Heading_20_1">
      <style:text-properties style:text-underline-style="solid" style:text-underline-width="auto" style:text-underline-color="font-color"/>
    </style:style>
    <style:style style:name="P3" style:family="paragraph" style:parent-style-name="Heading_20_2"/>
    <style:style style:name="P4" style:family="paragraph" style:parent-style-name="Text_20_body">
      <style:text-properties officeooo:rsid="001194a4" officeooo:paragraph-rsid="0014c6af"/>
    </style:style>
    <style:style style:name="P5" style:family="paragraph" style:parent-style-name="Text_20_body">
      <style:text-properties style:text-underline-style="none" officeooo:rsid="001707f6" officeooo:paragraph-rsid="001707f6"/>
    </style:style>
    <style:style style:name="T1" style:family="text">
      <style:text-properties officeooo:rsid="001707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1">Cuarto</text:span>: <text:span text:style-name="T1">Iguales</text:span></text:h>
      <text:p text:style-name="P5">Inicio<text:line-break/><text:tab/>Inicializar numero1<text:line-break/><text:tab/>Inicializar numero2<text:line-break/><text:tab/>Mostrar mensaje “Introduce dos números. Si son iguales el programa finalizará”.<text:line-break/><text:tab/>Mientras numero1!=numero2<text:line-break/><text:tab/><text:tab/>Mostrar mensaje “Numero 1: “.<text:line-break/><text:tab/><text:tab/>Pedir numero1<text:line-break/><text:tab/><text:tab/>Mostrar mensaje “Numero 2: “.<text:line-break/><text:tab/><text:tab/>Pedir numero2<text:line-break/><text:tab/>Fin_mientras<text:line-break/><text:tab/>Mostrar mensaje “El programa ha finalizado al introducir dos números iguales”.<text:tab/><text:line-break/>Fin</text:p>
      <text:p text:style-name="P4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Heading_20_2" text:outline-level="2">Tema 1: Desarrollo de Software.<text:tab/><text:tab/>Boletín 1: Pseudocódigo I</text:h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9T11:56:58.787000000</meta:creation-date>
    <dc:date>2022-09-29T12:39:19.123000000</dc:date>
    <meta:editing-duration>PT15M46S</meta:editing-duration>
    <meta:editing-cycles>4</meta:editing-cycles>
    <meta:generator>LibreOffice/7.3.6.2$Windows_X86_64 LibreOffice_project/c28ca90fd6e1a19e189fc16c05f8f8924961e12e</meta:generator>
    <meta:document-statistic meta:table-count="0" meta:image-count="0" meta:object-count="0" meta:page-count="1" meta:paragraph-count="3" meta:word-count="56" meta:character-count="424" meta:non-whitespace-character-count="355"/>
  </office:meta>
</office:document-meta>
</file>